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b61" officeooo:paragraph-rsid="0019cb61"/>
    </style:style>
    <style:style style:name="P2" style:family="paragraph" style:parent-style-name="Standard">
      <style:paragraph-properties fo:text-align="start" style:justify-single-word="false"/>
      <style:text-properties officeooo:rsid="0019cb61" officeooo:paragraph-rsid="0019cb61"/>
    </style:style>
    <style:style style:name="P3" style:family="paragraph" style:parent-style-name="Standard">
      <style:paragraph-properties fo:text-align="start" style:justify-single-word="false"/>
      <style:text-properties officeooo:rsid="0019cb61" officeooo:paragraph-rsid="0019cb61"/>
    </style:style>
    <style:style style:name="P4" style:family="paragraph" style:parent-style-name="Standard">
      <style:paragraph-properties fo:text-align="start" style:justify-single-word="false"/>
      <style:text-properties officeooo:rsid="001a4645" officeooo:paragraph-rsid="001a4645"/>
    </style:style>
    <style:style style:name="P5" style:family="paragraph" style:parent-style-name="Standard">
      <style:paragraph-properties fo:text-align="start" style:justify-single-word="false"/>
      <style:text-properties officeooo:rsid="001afcfe" officeooo:paragraph-rsid="001afcfe"/>
    </style:style>
    <style:style style:name="P6" style:family="paragraph" style:parent-style-name="Standard">
      <style:paragraph-properties fo:text-align="start" style:justify-single-word="false"/>
      <style:text-properties officeooo:rsid="001bae0d" officeooo:paragraph-rsid="001bae0d"/>
    </style:style>
    <style:style style:name="P7" style:family="paragraph" style:parent-style-name="Standard">
      <style:paragraph-properties fo:text-align="start" style:justify-single-word="false"/>
      <style:text-properties officeooo:rsid="001f7743" officeooo:paragraph-rsid="001f7743"/>
    </style:style>
    <style:style style:name="T1" style:family="text">
      <style:text-properties officeooo:rsid="001ba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quidación de sueldos y jornales.</text:p>
      <text:p text:style-name="P2"/>
      <text:p text:style-name="P2">Salario:</text:p>
      <text:p text:style-name="P2">Antiguamente en Roma se utilizaba la sal como unidad de medida (se utilizo en la antigüedad) y valía mas que el oro.</text:p>
      <text:p text:style-name="P2"/>
      <text:p text:style-name="P4">Formas de calcular salario:</text:p>
      <text:p text:style-name="P4">Por unidad de medida o PIEZA</text:p>
      <text:p text:style-name="P4">Por tiempo</text:p>
      <text:p text:style-name="P4">Por comision</text:p>
      <text:p text:style-name="P4">Mas utilizada por tiempo:</text:p>
      <text:p text:style-name="P4"/>
      <text:p text:style-name="P4">¿Quien fija el salario y como se fija?</text:p>
      <text:p text:style-name="P4">¿Que diferencia existe entre sindicato y gremio?</text:p>
      <text:p text:style-name="P4"/>
      <text:p text:style-name="P5">Hora extra común: el monto a abonar es del 50% de la hora común: se paga hora + 50%</text:p>
      <text:p text:style-name="P6">Del tiempo extra en el periodo que exceda las 48hs semanales de días hábiles.</text:p>
      <text:p text:style-name="P7">Hora extra extraordinaria se paga el 100% (doble) cuando es día inhábil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20:09:55.958860622</meta:creation-date>
    <dc:date>2021-10-07T20:35:50.309896597</dc:date>
    <meta:editing-duration>PT20M49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1" meta:paragraph-count="13" meta:word-count="106" meta:character-count="578" meta:non-whitespace-character-count="484"/>
  </office:meta>
</office:document-meta>
</file>